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3cm"/>
    </style:style>
    <style:style style:name="co3" style:family="table-column">
      <style:table-column-properties fo:break-before="auto" style:column-width="3.276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1.794cm"/>
    </style:style>
    <style:style style:name="co6" style:family="table-column">
      <style:table-column-properties fo:break-before="auto" style:column-width="3.461cm"/>
    </style:style>
    <style:style style:name="co7" style:family="table-column">
      <style:table-column-properties fo:break-before="auto" style:column-width="2.8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o_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6376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MLP(PRECISION)</text:p>
          </table:table-cell>
          <table:table-cell table:style-name="ce1" office:value-type="string" calcext:value-type="string">
            <text:p>MLP(RECALL)</text:p>
          </table:table-cell>
          <table:table-cell table:style-name="ce1" office:value-type="string" calcext:value-type="string">
            <text:p>MLP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  <table:table-cell table:style-name="ce1"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96" calcext:value-type="percentage">
            <text:p>93,96%</text:p>
          </table:table-cell>
          <table:table-cell table:formula="of:=2*[.B2]*[.C2]/([.B2]+[.C2])" office:value-type="percentage" office:value="0.652681300361211" calcext:value-type="percentage">
            <text:p>65,2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8173" calcext:value-type="percentage">
            <text:p>81,73%</text:p>
          </table:table-cell>
          <table:table-cell table:formula="of:=2*[.G2]*[.H2]/([.G2]+[.H2])" office:value-type="percentage" office:value="0.646830255083179" calcext:value-type="percentage">
            <text:p>64,6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05" calcext:value-type="percentage">
            <text:p>94,05%</text:p>
          </table:table-cell>
          <table:table-cell table:formula="of:=2*[.B3]*[.C3]/([.B3]+[.C3])" office:value-type="percentage" office:value="0.652898299201666" calcext:value-type="percentage">
            <text:p>65,2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5345" calcext:value-type="percentage">
            <text:p>53,45%</text:p>
          </table:table-cell>
          <table:table-cell office:value-type="percentage" office:value="0.8167" calcext:value-type="percentage">
            <text:p>81,67%</text:p>
          </table:table-cell>
          <table:table-cell table:formula="of:=2*[.G3]*[.H3]/([.G3]+[.H3])" office:value-type="percentage" office:value="0.646131068679692" calcext:value-type="percentage">
            <text:p>64,6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424" calcext:value-type="percentage">
            <text:p>94,24%</text:p>
          </table:table-cell>
          <table:table-cell table:formula="of:=2*[.B4]*[.C4]/([.B4]+[.C4])" office:value-type="percentage" office:value="0.653355518580144" calcext:value-type="percentage">
            <text:p>65,34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358" calcext:value-type="percentage">
            <text:p>53,58%</text:p>
          </table:table-cell>
          <table:table-cell office:value-type="percentage" office:value="0.7727" calcext:value-type="percentage">
            <text:p>77,27%</text:p>
          </table:table-cell>
          <table:table-cell table:formula="of:=2*[.G4]*[.H4]/([.G4]+[.H4])" office:value-type="percentage" office:value="0.632804982804738" calcext:value-type="percentage">
            <text:p>63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6" calcext:value-type="percentage">
            <text:p>93,26%</text:p>
          </table:table-cell>
          <table:table-cell table:formula="of:=2*[.B5]*[.C5]/([.B5]+[.C5])" office:value-type="percentage" office:value="0.650984224486947" calcext:value-type="percentage">
            <text:p>65,10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203" calcext:value-type="percentage">
            <text:p>52,03%</text:p>
          </table:table-cell>
          <table:table-cell office:value-type="percentage" office:value="0.8016" calcext:value-type="percentage">
            <text:p>80,16%</text:p>
          </table:table-cell>
          <table:table-cell table:formula="of:=2*[.G5]*[.H5]/([.G5]+[.H5])" office:value-type="percentage" office:value="0.631019714047961" calcext:value-type="percentage">
            <text:p>63,1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74" calcext:value-type="percentage">
            <text:p>93,74%</text:p>
          </table:table-cell>
          <table:table-cell table:formula="of:=2*[.B6]*[.C6]/([.B6]+[.C6])" office:value-type="percentage" office:value="0.652149714762766" calcext:value-type="percentage">
            <text:p>65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811" calcext:value-type="percentage">
            <text:p>81,10%</text:p>
          </table:table-cell>
          <table:table-cell table:formula="of:=2*[.G6]*[.H6]/([.G6]+[.H6])" office:value-type="percentage" office:value="0.637682430410057" calcext:value-type="percentage">
            <text:p>63,7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37" calcext:value-type="percentage">
            <text:p>93,37%</text:p>
          </table:table-cell>
          <table:table-cell table:formula="of:=2*[.B7]*[.C7]/([.B7]+[.C7])" office:value-type="percentage" office:value="0.65125200530097" calcext:value-type="percentage">
            <text:p>65,1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5416" calcext:value-type="percentage">
            <text:p>54,16%</text:p>
          </table:table-cell>
          <table:table-cell office:value-type="percentage" office:value="0.8043" calcext:value-type="percentage">
            <text:p>80,43%</text:p>
          </table:table-cell>
          <table:table-cell table:formula="of:=2*[.G7]*[.H7]/([.G7]+[.H7])" office:value-type="percentage" office:value="0.647312400624118" calcext:value-type="percentage">
            <text:p>64,7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06" calcext:value-type="percentage">
            <text:p>93,06%</text:p>
          </table:table-cell>
          <table:table-cell table:formula="of:=2*[.B8]*[.C8]/([.B8]+[.C8])" office:value-type="percentage" office:value="0.65049629526073" calcext:value-type="percentage">
            <text:p>65,0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331" calcext:value-type="percentage">
            <text:p>53,31%</text:p>
          </table:table-cell>
          <table:table-cell office:value-type="percentage" office:value="0.7892" calcext:value-type="percentage">
            <text:p>78,92%</text:p>
          </table:table-cell>
          <table:table-cell table:formula="of:=2*[.G8]*[.H8]/([.G8]+[.H8])" office:value-type="percentage" office:value="0.63634957271421" calcext:value-type="percentage">
            <text:p>63,6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8" calcext:value-type="percentage">
            <text:p>93,28%</text:p>
          </table:table-cell>
          <table:table-cell table:formula="of:=2*[.B9]*[.C9]/([.B9]+[.C9])" office:value-type="percentage" office:value="0.651032942490229" calcext:value-type="percentage">
            <text:p>65,1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5344" calcext:value-type="percentage">
            <text:p>53,44%</text:p>
          </table:table-cell>
          <table:table-cell office:value-type="percentage" office:value="0.7978" calcext:value-type="percentage">
            <text:p>79,78%</text:p>
          </table:table-cell>
          <table:table-cell table:formula="of:=2*[.G9]*[.H9]/([.G9]+[.H9])" office:value-type="percentage" office:value="0.640060531451734" calcext:value-type="percentage">
            <text:p>64,0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25" calcext:value-type="percentage">
            <text:p>93,25%</text:p>
          </table:table-cell>
          <table:table-cell table:formula="of:=2*[.B10]*[.C10]/([.B10]+[.C10])" office:value-type="percentage" office:value="0.650959860383944" calcext:value-type="percentage">
            <text:p>65,1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5249" calcext:value-type="percentage">
            <text:p>52,49%</text:p>
          </table:table-cell>
          <table:table-cell office:value-type="percentage" office:value="0.7699" calcext:value-type="percentage">
            <text:p>76,99%</text:p>
          </table:table-cell>
          <table:table-cell table:formula="of:=2*[.G10]*[.H10]/([.G10]+[.H10])" office:value-type="percentage" office:value="0.624220744516528" calcext:value-type="percentage">
            <text:p>62,4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9314" calcext:value-type="percentage">
            <text:p>93,14%</text:p>
          </table:table-cell>
          <table:table-cell table:formula="of:=2*[.B11]*[.C11]/([.B11]+[.C11])" office:value-type="percentage" office:value="0.650691630571469" calcext:value-type="percentage">
            <text:p>65,07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5233" calcext:value-type="percentage">
            <text:p>52,33%</text:p>
          </table:table-cell>
          <table:table-cell office:value-type="percentage" office:value="0.7771" calcext:value-type="percentage">
            <text:p>77,71%</text:p>
          </table:table-cell>
          <table:table-cell table:formula="of:=2*[.G11]*[.H11]/([.G11]+[.H11])" office:value-type="percentage" office:value="0.625432836050446" calcext:value-type="percentage">
            <text:p>62,54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2:.B11])" office:value-type="percentage" office:value="0.5" calcext:value-type="percentage">
            <text:p>50,00%</text:p>
          </table:table-cell>
          <table:table-cell table:style-name="ce3" table:formula="of:=AVERAGE([.C2:.C11])" office:value-type="percentage" office:value="0.93535" calcext:value-type="percentage">
            <text:p>93,54%</text:p>
          </table:table-cell>
          <table:table-cell table:style-name="ce3" table:formula="of:=AVERAGE([.D2:.D11])" office:value-type="percentage" office:value="0.651650179140008" calcext:value-type="percentage">
            <text:p>65,17%</text:p>
          </table:table-cell>
          <table:table-cell table:style-name="ce3" table:number-columns-repeated="2"/>
          <table:table-cell table:style-name="ce3" table:formula="of:=AVERAGE([.G2:.G11])" office:value-type="percentage" office:value="0.53085" calcext:value-type="percentage">
            <text:p>53,09%</text:p>
          </table:table-cell>
          <table:table-cell table:style-name="ce3" table:formula="of:=AVERAGE([.H2:.H11])" office:value-type="percentage" office:value="0.79576" calcext:value-type="percentage">
            <text:p>79,58%</text:p>
          </table:table-cell>
          <table:table-cell table:style-name="ce3" table:formula="of:=AVERAGE([.I2:.I11])" office:value-type="percentage" office:value="0.636784453638266" calcext:value-type="percentage">
            <text:p>63,68%</text:p>
          </table:table-cell>
          <table:table-cell table:style-name="ce3"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91" calcext:value-type="percentage">
            <text:p>87,91%</text:p>
          </table:table-cell>
          <table:table-cell table:formula="of:=2*[.B15]*[.C15]/([.B15]+[.C15])" office:value-type="percentage" office:value="0.637444710318324" calcext:value-type="percentage">
            <text:p>63,74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7935" calcext:value-type="percentage">
            <text:p>79,35%</text:p>
          </table:table-cell>
          <table:table-cell office:value-type="percentage" office:value="0.5969" calcext:value-type="percentage">
            <text:p>59,69%</text:p>
          </table:table-cell>
          <table:table-cell table:formula="of:=2*[.G15]*[.H15]/([.G15]+[.H15])" office:value-type="percentage" office:value="0.681300560989643" calcext:value-type="percentage">
            <text:p>68,1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1" calcext:value-type="percentage">
            <text:p>88,10%</text:p>
          </table:table-cell>
          <table:table-cell table:formula="of:=2*[.B16]*[.C16]/([.B16]+[.C16])" office:value-type="percentage" office:value="0.637943519188994" calcext:value-type="percentage">
            <text:p>63,79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8024" calcext:value-type="percentage">
            <text:p>80,24%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6805" calcext:value-type="percentage">
            <text:p>68,0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848" calcext:value-type="percentage">
            <text:p>88,48%</text:p>
          </table:table-cell>
          <table:table-cell table:formula="of:=2*[.B17]*[.C17]/([.B17]+[.C17])" office:value-type="percentage" office:value="0.63893703061814" calcext:value-type="percentage">
            <text:p>63,8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9282" calcext:value-type="percentage">
            <text:p>92,82%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7367" calcext:value-type="percentage">
            <text:p>73,6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2" calcext:value-type="percentage">
            <text:p>86,52%</text:p>
          </table:table-cell>
          <table:table-cell table:formula="of:=2*[.B18]*[.C18]/([.B18]+[.C18])" office:value-type="percentage" office:value="0.633753296220334" calcext:value-type="percentage">
            <text:p>63,3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769" calcext:value-type="percentage">
            <text:p>77,69%</text:p>
          </table:table-cell>
          <table:table-cell office:value-type="percentage" office:value="0.5859" calcext:value-type="percentage">
            <text:p>58,59%</text:p>
          </table:table-cell>
          <table:table-cell office:value-type="percentage" office:value="0.6693" calcext:value-type="percentage">
            <text:p>66,9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747" calcext:value-type="percentage">
            <text:p>87,47%</text:p>
          </table:table-cell>
          <table:table-cell table:formula="of:=2*[.B19]*[.C19]/([.B19]+[.C19])" office:value-type="percentage" office:value="0.636284280206591" calcext:value-type="percentage">
            <text:p>63,63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9258" calcext:value-type="percentage">
            <text:p>92,58%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7535" calcext:value-type="percentage">
            <text:p>75,3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73" calcext:value-type="percentage">
            <text:p>86,73%</text:p>
          </table:table-cell>
          <table:table-cell table:formula="of:=2*[.B20]*[.C20]/([.B20]+[.C20])" office:value-type="percentage" office:value="0.634315804870913" calcext:value-type="percentage">
            <text:p>63,43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798" calcext:value-type="percentage">
            <text:p>77,98%</text:p>
          </table:table-cell>
          <table:table-cell office:value-type="percentage" office:value="0.5777" calcext:value-type="percentage">
            <text:p>57,77%</text:p>
          </table:table-cell>
          <table:table-cell office:value-type="percentage" office:value="0.6637" calcext:value-type="percentage">
            <text:p>66,3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11" calcext:value-type="percentage">
            <text:p>86,11%</text:p>
          </table:table-cell>
          <table:table-cell table:formula="of:=2*[.B21]*[.C21]/([.B21]+[.C21])" office:value-type="percentage" office:value="0.632650062449489" calcext:value-type="percentage">
            <text:p>63,27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5502" calcext:value-type="percentage">
            <text:p>55,02%</text:p>
          </table:table-cell>
          <table:table-cell office:value-type="percentage" office:value="0.6407" calcext:value-type="percentage">
            <text:p>64,0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6" calcext:value-type="percentage">
            <text:p>86,56%</text:p>
          </table:table-cell>
          <table:table-cell table:formula="of:=2*[.B22]*[.C22]/([.B22]+[.C22])" office:value-type="percentage" office:value="0.63386057410662" calcext:value-type="percentage">
            <text:p>63,39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8776" calcext:value-type="percentage">
            <text:p>87,76%</text:p>
          </table:table-cell>
          <table:table-cell office:value-type="percentage" office:value="0.6158" calcext:value-type="percentage">
            <text:p>61,58%</text:p>
          </table:table-cell>
          <table:table-cell office:value-type="percentage" office:value="0.7237" calcext:value-type="percentage">
            <text:p>72,3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5" calcext:value-type="percentage">
            <text:p>86,50%</text:p>
          </table:table-cell>
          <table:table-cell table:formula="of:=2*[.B23]*[.C23]/([.B23]+[.C23])" office:value-type="percentage" office:value="0.633699633699634" calcext:value-type="percentage">
            <text:p>63,37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8878" calcext:value-type="percentage">
            <text:p>88,78%</text:p>
          </table:table-cell>
          <table:table-cell office:value-type="percentage" office:value="0.621" calcext:value-type="percentage">
            <text:p>62,10%</text:p>
          </table:table-cell>
          <table:table-cell office:value-type="percentage" office:value="0.7308" calcext:value-type="percentage">
            <text:p>73,0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8627" calcext:value-type="percentage">
            <text:p>86,27%</text:p>
          </table:table-cell>
          <table:table-cell table:formula="of:=2*[.B24]*[.C24]/([.B24]+[.C24])" office:value-type="percentage" office:value="0.633081382549351" calcext:value-type="percentage">
            <text:p>63,31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764" calcext:value-type="percentage">
            <text:p>87,64%</text:p>
          </table:table-cell>
          <table:table-cell office:value-type="percentage" office:value="0.6053" calcext:value-type="percentage">
            <text:p>60,53%</text:p>
          </table:table-cell>
          <table:table-cell office:value-type="percentage" office:value="0.7161" calcext:value-type="percentage">
            <text:p>71,61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15:.B24])" office:value-type="percentage" office:value="0.5" calcext:value-type="percentage">
            <text:p>50,00%</text:p>
          </table:table-cell>
          <table:table-cell table:style-name="ce3" table:formula="of:=AVERAGE([.C15:.C24])" office:value-type="percentage" office:value="0.87065" calcext:value-type="percentage">
            <text:p>87,07%</text:p>
          </table:table-cell>
          <table:table-cell table:style-name="ce3" table:formula="of:=AVERAGE([.D15:.D24])" office:value-type="percentage" office:value="0.635197029422839" calcext:value-type="percentage">
            <text:p>63,52%</text:p>
          </table:table-cell>
          <table:table-cell/>
          <table:table-cell table:style-name="ce3"/>
          <table:table-cell table:style-name="ce3" table:formula="of:=AVERAGE([.G15:.G24])" office:value-type="percentage" office:value="0.84151" calcext:value-type="percentage">
            <text:p>84,15%</text:p>
          </table:table-cell>
          <table:table-cell table:style-name="ce3" table:formula="of:=AVERAGE([.H15:.H24])" office:value-type="percentage" office:value="0.59895" calcext:value-type="percentage">
            <text:p>59,90%</text:p>
          </table:table-cell>
          <table:table-cell table:style-name="ce3" table:formula="of:=AVERAGE([.I15:.I24])" office:value-type="percentage" office:value="0.699630056098964" calcext:value-type="percentage">
            <text:p>69,96%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65" calcext:value-type="percentage">
            <text:p>62,65%</text:p>
          </table:table-cell>
          <table:table-cell office:value-type="percentage" office:value="0.7177" calcext:value-type="percentage">
            <text:p>71,77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5987" calcext:value-type="percentage">
            <text:p>59,87%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457" calcext:value-type="percentage">
            <text:p>64,5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7218" calcext:value-type="percentage">
            <text:p>72,18%</text:p>
          </table:table-cell>
          <table:table-cell office:value-type="percentage" office:value="0.671" calcext:value-type="percentage">
            <text:p>67,10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108" calcext:value-type="percentage">
            <text:p>61,08%</text:p>
          </table:table-cell>
          <table:table-cell office:value-type="percentage" office:value="0.7149" calcext:value-type="percentage">
            <text:p>71,49%</text:p>
          </table:table-cell>
          <table:table-cell office:value-type="percentage" office:value="0.6588" calcext:value-type="percentage">
            <text:p>65,8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193" calcext:value-type="percentage">
            <text:p>61,93%</text:p>
          </table:table-cell>
          <table:table-cell office:value-type="percentage" office:value="0.701" calcext:value-type="percentage">
            <text:p>70,10%</text:p>
          </table:table-cell>
          <table:table-cell office:value-type="percentage" office:value="0.6576" calcext:value-type="percentage">
            <text:p>65,76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5851" calcext:value-type="percentage">
            <text:p>58,51%</text:p>
          </table:table-cell>
          <table:table-cell office:value-type="percentage" office:value="0.6826" calcext:value-type="percentage">
            <text:p>68,26%</text:p>
          </table:table-cell>
          <table:table-cell office:value-type="percentage" office:value="0.6301" calcext:value-type="percentage">
            <text:p>63,0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597" calcext:value-type="percentage">
            <text:p>65,97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593" calcext:value-type="percentage">
            <text:p>59,30%</text:p>
          </table:table-cell>
          <table:table-cell office:value-type="percentage" office:value="0.6712" calcext:value-type="percentage">
            <text:p>67,12%</text:p>
          </table:table-cell>
          <table:table-cell office:value-type="percentage" office:value="0.6297" calcext:value-type="percentage">
            <text:p>62,9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181" calcext:value-type="percentage">
            <text:p>61,81%</text:p>
          </table:table-cell>
          <table:table-cell office:value-type="percentage" office:value="0.7125" calcext:value-type="percentage">
            <text:p>71,25%</text:p>
          </table:table-cell>
          <table:table-cell office:value-type="percentage" office:value="0.662" calcext:value-type="percentage">
            <text:p>66,20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963" calcext:value-type="percentage">
            <text:p>69,63%</text:p>
          </table:table-cell>
          <table:table-cell office:value-type="percentage" office:value="0.6475" calcext:value-type="percentage">
            <text:p>64,75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252" calcext:value-type="percentage">
            <text:p>62,52%</text:p>
          </table:table-cell>
          <table:table-cell office:value-type="percentage" office:value="0.7007" calcext:value-type="percentage">
            <text:p>70,07%</text:p>
          </table:table-cell>
          <table:table-cell office:value-type="percentage" office:value="0.6608" calcext:value-type="percentage">
            <text:p>66,08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072" calcext:value-type="percentage">
            <text:p>60,72%</text:p>
          </table:table-cell>
          <table:table-cell office:value-type="percentage" office:value="0.6924" calcext:value-type="percentage">
            <text:p>69,24%</text:p>
          </table:table-cell>
          <table:table-cell office:value-type="percentage" office:value="0.647" calcext:value-type="percentage">
            <text:p>64,7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456" calcext:value-type="percentage">
            <text:p>64,56%</text:p>
          </table:table-cell>
          <table:table-cell office:value-type="percentage" office:value="0.7151" calcext:value-type="percentage">
            <text:p>71,51%</text:p>
          </table:table-cell>
          <table:table-cell office:value-type="percentage" office:value="0.6786" calcext:value-type="percentage">
            <text:p>67,8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5958" calcext:value-type="percentage">
            <text:p>59,58%</text:p>
          </table:table-cell>
          <table:table-cell office:value-type="percentage" office:value="0.6817" calcext:value-type="percentage">
            <text:p>68,17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348" calcext:value-type="percentage">
            <text:p>63,48%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677" calcext:value-type="percentage">
            <text:p>66,7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073" calcext:value-type="percentage">
            <text:p>60,73%</text:p>
          </table:table-cell>
          <table:table-cell office:value-type="percentage" office:value="0.695" calcext:value-type="percentage">
            <text:p>69,50%</text:p>
          </table:table-cell>
          <table:table-cell office:value-type="percentage" office:value="0.6482" calcext:value-type="percentage">
            <text:p>64,8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31" calcext:value-type="percentage">
            <text:p>62,31%</text:p>
          </table:table-cell>
          <table:table-cell office:value-type="percentage" office:value="0.715" calcext:value-type="percentage">
            <text:p>71,50%</text:p>
          </table:table-cell>
          <table:table-cell office:value-type="percentage" office:value="0.6659" calcext:value-type="percentage">
            <text:p>66,59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106" calcext:value-type="percentage">
            <text:p>61,06%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574" calcext:value-type="percentage">
            <text:p>65,74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6943" calcext:value-type="percentage">
            <text:p>69,43%</text:p>
          </table:table-cell>
          <table:table-cell office:value-type="percentage" office:value="0.6663" calcext:value-type="percentage">
            <text:p>66,63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103" calcext:value-type="percentage">
            <text:p>61,03%</text:p>
          </table:table-cell>
          <table:table-cell office:value-type="percentage" office:value="0.6933" calcext:value-type="percentage">
            <text:p>69,33%</text:p>
          </table:table-cell>
          <table:table-cell office:value-type="percentage" office:value="0.6492" calcext:value-type="percentage">
            <text:p>64,92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28:.B37])" office:value-type="percentage" office:value="0.62805" calcext:value-type="percentage">
            <text:p>62,81%</text:p>
          </table:table-cell>
          <table:table-cell table:style-name="ce3" table:formula="of:=AVERAGE([.C28:.C37])" office:value-type="percentage" office:value="0.70865" calcext:value-type="percentage">
            <text:p>70,87%</text:p>
          </table:table-cell>
          <table:table-cell table:style-name="ce3" table:formula="of:=AVERAGE([.D28:.D37])" office:value-type="percentage" office:value="0.66586" calcext:value-type="percentage">
            <text:p>66,59%</text:p>
          </table:table-cell>
          <table:table-cell/>
          <table:table-cell table:style-name="ce3"/>
          <table:table-cell table:style-name="ce3" table:formula="of:=AVERAGE([.G28:.G37])" office:value-type="percentage" office:value="0.60239" calcext:value-type="percentage">
            <text:p>60,24%</text:p>
          </table:table-cell>
          <table:table-cell table:style-name="ce3" table:formula="of:=AVERAGE([.H28:.H37])" office:value-type="percentage" office:value="0.69401" calcext:value-type="percentage">
            <text:p>69,40%</text:p>
          </table:table-cell>
          <table:table-cell table:style-name="ce3" table:formula="of:=AVERAGE([.I28:.I37])" office:value-type="percentage" office:value="0.64495" calcext:value-type="percentage">
            <text:p>64,50%</text:p>
          </table:table-cell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575" calcext:value-type="percentage">
            <text:p>65,75%</text:p>
          </table:table-cell>
          <table:table-cell office:value-type="percentage" office:value="0.7037" calcext:value-type="percentage">
            <text:p>70,37%</text:p>
          </table:table-cell>
          <table:table-cell office:value-type="percentage" office:value="0.6798" calcext:value-type="percentage">
            <text:p>67,98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383" calcext:value-type="percentage">
            <text:p>83,83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727" calcext:value-type="percentage">
            <text:p>72,7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66" calcext:value-type="percentage">
            <text:p>66,60%</text:p>
          </table:table-cell>
          <table:table-cell office:value-type="percentage" office:value="0.6977" calcext:value-type="percentage">
            <text:p>69,77%</text:p>
          </table:table-cell>
          <table:table-cell office:value-type="percentage" office:value="0.6815" calcext:value-type="percentage">
            <text:p>68,1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19" calcext:value-type="percentage">
            <text:p>71,19%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6792" calcext:value-type="percentage">
            <text:p>67,92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527" calcext:value-type="percentage">
            <text:p>65,27%</text:p>
          </table:table-cell>
          <table:table-cell office:value-type="percentage" office:value="0.6947" calcext:value-type="percentage">
            <text:p>69,47%</text:p>
          </table:table-cell>
          <table:table-cell office:value-type="percentage" office:value="0.6731" calcext:value-type="percentage">
            <text:p>67,3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747" calcext:value-type="percentage">
            <text:p>67,4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2" calcext:value-type="percentage">
            <text:p>65,62%</text:p>
          </table:table-cell>
          <table:table-cell office:value-type="percentage" office:value="0.6931" calcext:value-type="percentage">
            <text:p>69,31%</text:p>
          </table:table-cell>
          <table:table-cell office:value-type="percentage" office:value="0.6742" calcext:value-type="percentage">
            <text:p>67,42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093" calcext:value-type="percentage">
            <text:p>70,93%</text:p>
          </table:table-cell>
          <table:table-cell office:value-type="percentage" office:value="0.6486" calcext:value-type="percentage">
            <text:p>64,86%</text:p>
          </table:table-cell>
          <table:table-cell office:value-type="percentage" office:value="0.6776" calcext:value-type="percentage">
            <text:p>67,7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656" calcext:value-type="percentage">
            <text:p>66,56%</text:p>
          </table:table-cell>
          <table:table-cell office:value-type="percentage" office:value="0.6961" calcext:value-type="percentage">
            <text:p>69,61%</text:p>
          </table:table-cell>
          <table:table-cell office:value-type="percentage" office:value="0.6805" calcext:value-type="percentage">
            <text:p>68,05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8332" calcext:value-type="percentage">
            <text:p>83,32%</text:p>
          </table:table-cell>
          <table:table-cell office:value-type="percentage" office:value="0.6408" calcext:value-type="percentage">
            <text:p>64,08%</text:p>
          </table:table-cell>
          <table:table-cell office:value-type="percentage" office:value="0.7244" calcext:value-type="percentage">
            <text:p>72,44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042" calcext:value-type="percentage">
            <text:p>70,42%</text:p>
          </table:table-cell>
          <table:table-cell office:value-type="percentage" office:value="0.6978" calcext:value-type="percentage">
            <text:p>69,78%</text:p>
          </table:table-cell>
          <table:table-cell office:value-type="percentage" office:value="0.701" calcext:value-type="percentage">
            <text:p>70,1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523" calcext:value-type="percentage">
            <text:p>65,23%</text:p>
          </table:table-cell>
          <table:table-cell office:value-type="percentage" office:value="0.6759" calcext:value-type="percentage">
            <text:p>67,5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636" calcext:value-type="percentage">
            <text:p>66,36%</text:p>
          </table:table-cell>
          <table:table-cell office:value-type="percentage" office:value="0.707" calcext:value-type="percentage">
            <text:p>70,70%</text:p>
          </table:table-cell>
          <table:table-cell office:value-type="percentage" office:value="0.6846" calcext:value-type="percentage">
            <text:p>68,46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714" calcext:value-type="percentage">
            <text:p>71,40%</text:p>
          </table:table-cell>
          <table:table-cell office:value-type="percentage" office:value="0.6585" calcext:value-type="percentage">
            <text:p>65,85%</text:p>
          </table:table-cell>
          <table:table-cell office:value-type="percentage" office:value="0.6851" calcext:value-type="percentage">
            <text:p>68,5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551" calcext:value-type="percentage">
            <text:p>65,51%</text:p>
          </table:table-cell>
          <table:table-cell office:value-type="percentage" office:value="0.6941" calcext:value-type="percentage">
            <text:p>69,41%</text:p>
          </table:table-cell>
          <table:table-cell office:value-type="percentage" office:value="0.674" calcext:value-type="percentage">
            <text:p>67,40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505" calcext:value-type="percentage">
            <text:p>65,05%</text:p>
          </table:table-cell>
          <table:table-cell office:value-type="percentage" office:value="0.6739" calcext:value-type="percentage">
            <text:p>67,39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558" calcext:value-type="percentage">
            <text:p>65,58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6" calcext:value-type="percentage">
            <text:p>67,60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7888" calcext:value-type="percentage">
            <text:p>78,88%</text:p>
          </table:table-cell>
          <table:table-cell office:value-type="percentage" office:value="0.6288" calcext:value-type="percentage">
            <text:p>62,88%</text:p>
          </table:table-cell>
          <table:table-cell office:value-type="percentage" office:value="0.6998" calcext:value-type="percentage">
            <text:p>69,9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642" calcext:value-type="percentage">
            <text:p>66,42%</text:p>
          </table:table-cell>
          <table:table-cell office:value-type="percentage" office:value="0.6901" calcext:value-type="percentage">
            <text:p>69,01%</text:p>
          </table:table-cell>
          <table:table-cell office:value-type="percentage" office:value="0.6769" calcext:value-type="percentage">
            <text:p>67,6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887" calcext:value-type="percentage">
            <text:p>88,70%</text:p>
          </table:table-cell>
          <table:table-cell office:value-type="percentage" office:value="0.6182" calcext:value-type="percentage">
            <text:p>61,82%</text:p>
          </table:table-cell>
          <table:table-cell office:value-type="percentage" office:value="0.7286" calcext:value-type="percentage">
            <text:p>72,86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41:.B50])" office:value-type="percentage" office:value="0.66409" calcext:value-type="percentage">
            <text:p>66,41%</text:p>
          </table:table-cell>
          <table:table-cell table:style-name="ce3" table:formula="of:=AVERAGE([.C41:.C50])" office:value-type="percentage" office:value="0.69717" calcext:value-type="percentage">
            <text:p>69,72%</text:p>
          </table:table-cell>
          <table:table-cell table:style-name="ce3" table:formula="of:=AVERAGE([.D41:.D50])" office:value-type="percentage" office:value="0.68016" calcext:value-type="percentage">
            <text:p>68,02%</text:p>
          </table:table-cell>
          <table:table-cell/>
          <table:table-cell table:style-name="ce3"/>
          <table:table-cell table:style-name="ce3" table:formula="of:=AVERAGE([.G41:.G50])" office:value-type="percentage" office:value="0.75823" calcext:value-type="percentage">
            <text:p>75,82%</text:p>
          </table:table-cell>
          <table:table-cell table:style-name="ce3" table:formula="of:=AVERAGE([.H41:.H50])" office:value-type="percentage" office:value="0.64404" calcext:value-type="percentage">
            <text:p>64,40%</text:p>
          </table:table-cell>
          <table:table-cell table:style-name="ce3" table:formula="of:=AVERAGE([.I41:.I50])" office:value-type="percentage" office:value="0.69462" calcext:value-type="percentage">
            <text:p>69,46%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7316" calcext:value-type="percentage">
            <text:p>73,16%</text:p>
          </table:table-cell>
          <table:table-cell office:value-type="percentage" office:value="0.6418" calcext:value-type="percentage">
            <text:p>64,18%</text:p>
          </table:table-cell>
          <table:table-cell office:value-type="percentage" office:value="0.6837" calcext:value-type="percentage">
            <text:p>68,3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8945" calcext:value-type="percentage">
            <text:p>89,45%</text:p>
          </table:table-cell>
          <table:table-cell office:value-type="percentage" office:value="0.6289" calcext:value-type="percentage">
            <text:p>62,89%</text:p>
          </table:table-cell>
          <table:table-cell office:value-type="percentage" office:value="0.7386" calcext:value-type="percentage">
            <text:p>73,86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932" calcext:value-type="percentage">
            <text:p>93,20%</text:p>
          </table:table-cell>
          <table:table-cell office:value-type="percentage" office:value="0.6128" calcext:value-type="percentage">
            <text:p>61,28%</text:p>
          </table:table-cell>
          <table:table-cell office:value-type="percentage" office:value="0.7395" calcext:value-type="percentage">
            <text:p>73,95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716" calcext:value-type="percentage">
            <text:p>71,60%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8" calcext:value-type="percentage">
            <text:p>68,0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7124" calcext:value-type="percentage">
            <text:p>71,24%</text:p>
          </table:table-cell>
          <table:table-cell office:value-type="percentage" office:value="0.6339" calcext:value-type="percentage">
            <text:p>63,39%</text:p>
          </table:table-cell>
          <table:table-cell office:value-type="percentage" office:value="0.6709" calcext:value-type="percentage">
            <text:p>67,09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7236" calcext:value-type="percentage">
            <text:p>72,36%</text:p>
          </table:table-cell>
          <table:table-cell office:value-type="percentage" office:value="0.6431" calcext:value-type="percentage">
            <text:p>64,31%</text:p>
          </table:table-cell>
          <table:table-cell office:value-type="percentage" office:value="0.681" calcext:value-type="percentage">
            <text:p>68,10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8798" calcext:value-type="percentage">
            <text:p>87,98%</text:p>
          </table:table-cell>
          <table:table-cell office:value-type="percentage" office:value="0.625" calcext:value-type="percentage">
            <text:p>62,50%</text:p>
          </table:table-cell>
          <table:table-cell office:value-type="percentage" office:value="0.7308" calcext:value-type="percentage">
            <text:p>73,0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7182" calcext:value-type="percentage">
            <text:p>71,82%</text:p>
          </table:table-cell>
          <table:table-cell office:value-type="percentage" office:value="0.6426" calcext:value-type="percentage">
            <text:p>64,26%</text:p>
          </table:table-cell>
          <table:table-cell office:value-type="percentage" office:value="0.6783" calcext:value-type="percentage">
            <text:p>67,83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9378" calcext:value-type="percentage">
            <text:p>93,78%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7402" calcext:value-type="percentage">
            <text:p>74,02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7279" calcext:value-type="percentage">
            <text:p>72,79%</text:p>
          </table:table-cell>
          <table:table-cell office:value-type="percentage" office:value="0.6535" calcext:value-type="percentage">
            <text:p>65,35%</text:p>
          </table:table-cell>
          <table:table-cell office:value-type="percentage" office:value="0.6887" calcext:value-type="percentage">
            <text:p>68,87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7539" calcext:value-type="percentage">
            <text:p>75,39%</text:p>
          </table:table-cell>
          <table:table-cell office:value-type="percentage" office:value="0.6243" calcext:value-type="percentage">
            <text:p>62,43%</text:p>
          </table:table-cell>
          <table:table-cell office:value-type="percentage" office:value="0.683" calcext:value-type="percentage">
            <text:p>68,30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685" calcext:value-type="percentage">
            <text:p>68,50%</text:p>
          </table:table-cell>
          <table:table-cell office:value-type="percentage" office:value="0.7031" calcext:value-type="percentage">
            <text:p>70,3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749" calcext:value-type="percentage">
            <text:p>74,90%</text:p>
          </table:table-cell>
          <table:table-cell office:value-type="percentage" office:value="0.6152" calcext:value-type="percentage">
            <text:p>61,52%</text:p>
          </table:table-cell>
          <table:table-cell office:value-type="percentage" office:value="0.6755" calcext:value-type="percentage">
            <text:p>67,55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8924" calcext:value-type="percentage">
            <text:p>89,24%</text:p>
          </table:table-cell>
          <table:table-cell office:value-type="percentage" office:value="0.6217" calcext:value-type="percentage">
            <text:p>62,17%</text:p>
          </table:table-cell>
          <table:table-cell office:value-type="percentage" office:value="0.7328" calcext:value-type="percentage">
            <text:p>73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7306" calcext:value-type="percentage">
            <text:p>73,06%</text:p>
          </table:table-cell>
          <table:table-cell office:value-type="percentage" office:value="0.6268" calcext:value-type="percentage">
            <text:p>62,68%</text:p>
          </table:table-cell>
          <table:table-cell office:value-type="percentage" office:value="0.6747" calcext:value-type="percentage">
            <text:p>67,47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7008" calcext:value-type="percentage">
            <text:p>70,08%</text:p>
          </table:table-cell>
          <table:table-cell office:value-type="percentage" office:value="0.6287" calcext:value-type="percentage">
            <text:p>62,87%</text:p>
          </table:table-cell>
          <table:table-cell office:value-type="percentage" office:value="0.6628" calcext:value-type="percentage">
            <text:p>66,28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7049" calcext:value-type="percentage">
            <text:p>70,49%</text:p>
          </table:table-cell>
          <table:table-cell office:value-type="percentage" office:value="0.6355" calcext:value-type="percentage">
            <text:p>63,55%</text:p>
          </table:table-cell>
          <table:table-cell office:value-type="percentage" office:value="0.6698" calcext:value-type="percentage">
            <text:p>66,98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6691" calcext:value-type="percentage">
            <text:p>66,91%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7185" calcext:value-type="percentage">
            <text:p>71,85%</text:p>
          </table:table-cell>
          <table:table-cell office:value-type="percentage" office:value="0.6344" calcext:value-type="percentage">
            <text:p>63,44%</text:p>
          </table:table-cell>
          <table:table-cell office:value-type="percentage" office:value="0.6739" calcext:value-type="percentage">
            <text:p>67,39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7217" calcext:value-type="percentage">
            <text:p>72,17%</text:p>
          </table:table-cell>
          <table:table-cell office:value-type="percentage" office:value="0.6434" calcext:value-type="percentage">
            <text:p>64,34%</text:p>
          </table:table-cell>
          <table:table-cell office:value-type="percentage" office:value="0.6803" calcext:value-type="percentage">
            <text:p>68,03%</text:p>
          </table:table-cell>
          <table:table-cell table:number-columns-repeated="16375"/>
        </table:table-row>
        <table:table-row table:style-name="ro3">
          <table:table-cell table:style-name="ce3"/>
          <table:table-cell table:style-name="ce3" table:formula="of:=AVERAGE([.B55:.B64])" office:value-type="percentage" office:value="0.78505" calcext:value-type="percentage">
            <text:p>78,51%</text:p>
          </table:table-cell>
          <table:table-cell table:style-name="ce3" table:formula="of:=AVERAGE([.C55:.C64])" office:value-type="percentage" office:value="0.62611" calcext:value-type="percentage">
            <text:p>62,61%</text:p>
          </table:table-cell>
          <table:table-cell table:style-name="ce3" table:formula="of:=AVERAGE([.D55:.D64])" office:value-type="percentage" office:value="0.6942" calcext:value-type="percentage">
            <text:p>69,42%</text:p>
          </table:table-cell>
          <table:table-cell/>
          <table:table-cell table:style-name="ce3"/>
          <table:table-cell table:style-name="ce3" table:formula="of:=AVERAGE([.G55:.G64])" office:value-type="percentage" office:value="0.75171" calcext:value-type="percentage">
            <text:p>75,17%</text:p>
          </table:table-cell>
          <table:table-cell table:style-name="ce3" table:formula="of:=AVERAGE([.H55:.H64])" office:value-type="percentage" office:value="0.64353" calcext:value-type="percentage">
            <text:p>64,35%</text:p>
          </table:table-cell>
          <table:table-cell table:style-name="ce3" table:formula="of:=AVERAGE([.I55:.I64])" office:value-type="percentage" office:value="0.69147" calcext:value-type="percentage">
            <text:p>69,15%</text:p>
          </table:table-cell>
          <table:table-cell table:number-columns-repeated="1637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47" calcext:value-type="percentage">
            <text:p>19,47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922" calcext:value-type="percentage">
            <text:p>19,22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1152" calcext:value-type="percentage">
            <text:p>11,5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1873" calcext:value-type="percentage">
            <text:p>18,73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4" calcext:value-type="percentage">
            <text:p>21,2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04" calcext:value-type="percentage">
            <text:p>20,0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1389" calcext:value-type="percentage">
            <text:p>13,89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74" calcext:value-type="percentage">
            <text:p>21,74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18" calcext:value-type="percentage">
            <text:p>21,18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135" calcext:value-type="percentage">
            <text:p>13,50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26" calcext:value-type="percentage">
            <text:p>21,26%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2154" calcext:value-type="percentage">
            <text:p>21,54%</text:p>
          </table:table-cell>
          <table:table-cell table:number-columns-repeated="16380"/>
        </table:table-row>
        <table:table-row table:style-name="ro3">
          <table:table-cell table:style-name="ce3"/>
          <table:table-cell table:style-name="ce3" table:formula="of:=AVERAGE([.B69:.B78])" office:value-type="percentage" office:value="0.12925" calcext:value-type="percentage">
            <text:p>12,93%</text:p>
          </table:table-cell>
          <table:table-cell table:style-name="ce3" table:formula="of:=AVERAGE([.C69:.C78])" office:value-type="percentage" office:value="0.5" calcext:value-type="percentage">
            <text:p>50,00%</text:p>
          </table:table-cell>
          <table:table-cell table:style-name="ce3" table:formula="of:=AVERAGE([.D69:.D78])" office:value-type="percentage" office:value="0.20539" calcext:value-type="percentage">
            <text:p>20,54%</text:p>
          </table:table-cell>
          <table:table-cell table:number-columns-repeated="16380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16382"/>
        </table:table-row>
        <table:table-row table:style-name="ro2" table:number-rows-repeated="104849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mo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(PRECISION)</text:p>
          </table:table-cell>
          <table:table-cell table:style-name="ce1" office:value-type="string" calcext:value-type="string">
            <text:p>GEN(RECALL)</text:p>
          </table:table-cell>
          <table:table-cell table:style-name="ce1" office:value-type="string" calcext:value-type="string">
            <text:p>GEN(F1)</text:p>
          </table:table-cell>
          <table:table-cell table:style-name="ce1"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NNC(PRECISION)</text:p>
          </table:table-cell>
          <table:table-cell table:style-name="ce1" office:value-type="string" calcext:value-type="string">
            <text:p>NNC(RECALL)</text:p>
          </table:table-cell>
          <table:table-cell table:style-name="ce1" office:value-type="string" calcext:value-type="string">
            <text:p>MLP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6868" calcext:value-type="percentage">
            <text:p>68,68%</text:p>
          </table:table-cell>
          <table:table-cell table:formula="of:=2*[.B2]*[.C2]/([.B2]+[.C2])" office:value-type="percentage" office:value="0.651692684419957" calcext:value-type="percentage">
            <text:p>65,17%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658" calcext:value-type="percentage">
            <text:p>66,58%</text:p>
          </table:table-cell>
          <table:table-cell office:value-type="percentage" office:value="0.6184" calcext:value-type="percentage">
            <text:p>61,84%</text:p>
          </table:table-cell>
          <table:table-cell table:formula="of:=2*[.G2]*[.H2]/([.G2]+[.H2])" office:value-type="percentage" office:value="0.641225229714998" calcext:value-type="percentage">
            <text:p>64,12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291" calcext:value-type="percentage">
            <text:p>62,91%</text:p>
          </table:table-cell>
          <table:table-cell office:value-type="percentage" office:value="0.6926" calcext:value-type="percentage">
            <text:p>69,26%</text:p>
          </table:table-cell>
          <table:table-cell table:formula="of:=2*[.B3]*[.C3]/([.B3]+[.C3])" office:value-type="percentage" office:value="0.659324597109783" calcext:value-type="percentage">
            <text:p>65,93%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553" calcext:value-type="percentage">
            <text:p>65,53%</text:p>
          </table:table-cell>
          <table:table-cell office:value-type="percentage" office:value="0.6073" calcext:value-type="percentage">
            <text:p>60,73%</text:p>
          </table:table-cell>
          <table:table-cell table:formula="of:=2*[.G3]*[.H3]/([.G3]+[.H3])" office:value-type="percentage" office:value="0.630387597022018" calcext:value-type="percentage">
            <text:p>63,0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497" calcext:value-type="percentage">
            <text:p>64,97%</text:p>
          </table:table-cell>
          <table:table-cell office:value-type="percentage" office:value="0.6854" calcext:value-type="percentage">
            <text:p>68,54%</text:p>
          </table:table-cell>
          <table:table-cell table:formula="of:=2*[.B4]*[.C4]/([.B4]+[.C4])" office:value-type="percentage" office:value="0.667072698674257" calcext:value-type="percentage">
            <text:p>66,71%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6013" calcext:value-type="percentage">
            <text:p>60,13%</text:p>
          </table:table-cell>
          <table:table-cell table:formula="of:=2*[.G4]*[.H4]/([.G4]+[.H4])" office:value-type="percentage" office:value="0.62424010237543" calcext:value-type="percentage">
            <text:p>62,42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561" calcext:value-type="percentage">
            <text:p>65,61%</text:p>
          </table:table-cell>
          <table:table-cell office:value-type="percentage" office:value="0.6882" calcext:value-type="percentage">
            <text:p>68,82%</text:p>
          </table:table-cell>
          <table:table-cell table:formula="of:=2*[.B5]*[.C5]/([.B5]+[.C5])" office:value-type="percentage" office:value="0.67176674849364" calcext:value-type="percentage">
            <text:p>67,18%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14" calcext:value-type="percentage">
            <text:p>65,14%</text:p>
          </table:table-cell>
          <table:table-cell office:value-type="percentage" office:value="0.6222" calcext:value-type="percentage">
            <text:p>62,22%</text:p>
          </table:table-cell>
          <table:table-cell table:formula="of:=2*[.G5]*[.H5]/([.G5]+[.H5])" office:value-type="percentage" office:value="0.636465263819095" calcext:value-type="percentage">
            <text:p>63,65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32" calcext:value-type="percentage">
            <text:p>63,32%</text:p>
          </table:table-cell>
          <table:table-cell office:value-type="percentage" office:value="0.6937" calcext:value-type="percentage">
            <text:p>69,37%</text:p>
          </table:table-cell>
          <table:table-cell table:formula="of:=2*[.B6]*[.C6]/([.B6]+[.C6])" office:value-type="percentage" office:value="0.662070751375386" calcext:value-type="percentage">
            <text:p>66,21%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454" calcext:value-type="percentage">
            <text:p>64,54%</text:p>
          </table:table-cell>
          <table:table-cell office:value-type="percentage" office:value="0.597" calcext:value-type="percentage">
            <text:p>59,70%</text:p>
          </table:table-cell>
          <table:table-cell table:formula="of:=2*[.G6]*[.H6]/([.G6]+[.H6])" office:value-type="percentage" office:value="0.620257244043786" calcext:value-type="percentage">
            <text:p>62,03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6812" calcext:value-type="percentage">
            <text:p>68,12%</text:p>
          </table:table-cell>
          <table:table-cell table:formula="of:=2*[.B7]*[.C7]/([.B7]+[.C7])" office:value-type="percentage" office:value="0.640898888284226" calcext:value-type="percentage">
            <text:p>64,09%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206" calcext:value-type="percentage">
            <text:p>62,06%</text:p>
          </table:table-cell>
          <table:table-cell table:formula="of:=2*[.G7]*[.H7]/([.G7]+[.H7])" office:value-type="percentage" office:value="0.64044448603962" calcext:value-type="percentage">
            <text:p>64,04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374" calcext:value-type="percentage">
            <text:p>63,74%</text:p>
          </table:table-cell>
          <table:table-cell office:value-type="percentage" office:value="0.6977" calcext:value-type="percentage">
            <text:p>69,77%</text:p>
          </table:table-cell>
          <table:table-cell table:formula="of:=2*[.B8]*[.C8]/([.B8]+[.C8])" office:value-type="percentage" office:value="0.666188270541532" calcext:value-type="percentage">
            <text:p>66,62%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427" calcext:value-type="percentage">
            <text:p>64,27%</text:p>
          </table:table-cell>
          <table:table-cell office:value-type="percentage" office:value="0.6084" calcext:value-type="percentage">
            <text:p>60,84%</text:p>
          </table:table-cell>
          <table:table-cell table:formula="of:=2*[.G8]*[.H8]/([.G8]+[.H8])" office:value-type="percentage" office:value="0.625079817760371" calcext:value-type="percentage">
            <text:p>62,51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614" calcext:value-type="percentage">
            <text:p>66,14%</text:p>
          </table:table-cell>
          <table:table-cell office:value-type="percentage" office:value="0.6863" calcext:value-type="percentage">
            <text:p>68,63%</text:p>
          </table:table-cell>
          <table:table-cell table:formula="of:=2*[.B9]*[.C9]/([.B9]+[.C9])" office:value-type="percentage" office:value="0.673619974771833" calcext:value-type="percentage">
            <text:p>67,36%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7" calcext:value-type="percentage">
            <text:p>64,87%</text:p>
          </table:table-cell>
          <table:table-cell office:value-type="percentage" office:value="0.6147" calcext:value-type="percentage">
            <text:p>61,47%</text:p>
          </table:table-cell>
          <table:table-cell table:formula="of:=2*[.G9]*[.H9]/([.G9]+[.H9])" office:value-type="percentage" office:value="0.631242504353332" calcext:value-type="percentage">
            <text:p>63,12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297" calcext:value-type="percentage">
            <text:p>62,97%</text:p>
          </table:table-cell>
          <table:table-cell office:value-type="percentage" office:value="0.6848" calcext:value-type="percentage">
            <text:p>68,48%</text:p>
          </table:table-cell>
          <table:table-cell table:formula="of:=2*[.B10]*[.C10]/([.B10]+[.C10])" office:value-type="percentage" office:value="0.656095184480791" calcext:value-type="percentage">
            <text:p>65,61%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94" calcext:value-type="percentage">
            <text:p>64,94%</text:p>
          </table:table-cell>
          <table:table-cell office:value-type="percentage" office:value="0.6103" calcext:value-type="percentage">
            <text:p>61,03%</text:p>
          </table:table-cell>
          <table:table-cell table:formula="of:=2*[.G10]*[.H10]/([.G10]+[.H10])" office:value-type="percentage" office:value="0.62924318488529" calcext:value-type="percentage">
            <text:p>62,92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263" calcext:value-type="percentage">
            <text:p>62,63%</text:p>
          </table:table-cell>
          <table:table-cell office:value-type="percentage" office:value="0.6891" calcext:value-type="percentage">
            <text:p>68,91%</text:p>
          </table:table-cell>
          <table:table-cell table:formula="of:=2*[.B11]*[.C11]/([.B11]+[.C11])" office:value-type="percentage" office:value="0.656200897065531" calcext:value-type="percentage">
            <text:p>65,62%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1" calcext:value-type="percentage">
            <text:p>66,01%</text:p>
          </table:table-cell>
          <table:table-cell office:value-type="percentage" office:value="0.6228" calcext:value-type="percentage">
            <text:p>62,28%</text:p>
          </table:table-cell>
          <table:table-cell table:formula="of:=2*[.G11]*[.H11]/([.G11]+[.H11])" office:value-type="percentage" office:value="0.640907755865617" calcext:value-type="percentage">
            <text:p>64,09%</text:p>
          </table:table-cell>
        </table:table-row>
        <table:table-row table:style-name="ro3">
          <table:table-cell table:style-name="ce3"/>
          <table:table-cell table:style-name="ce3" table:formula="of:=AVERAGE([.B2:.B11])" office:value-type="percentage" office:value="0.6348" calcext:value-type="percentage">
            <text:p>63,48%</text:p>
          </table:table-cell>
          <table:table-cell table:style-name="ce3" table:formula="of:=AVERAGE([.C2:.C11])" office:value-type="percentage" office:value="0.68858" calcext:value-type="percentage">
            <text:p>68,86%</text:p>
          </table:table-cell>
          <table:table-cell table:style-name="ce3" table:formula="of:=AVERAGE([.D2:.D11])" office:value-type="percentage" office:value="0.660493069521694" calcext:value-type="percentage">
            <text:p>66,05%</text:p>
          </table:table-cell>
          <table:table-cell table:style-name="ce3" table:number-columns-repeated="2"/>
          <table:table-cell table:style-name="ce3" table:formula="of:=AVERAGE([.G2:.G11])" office:value-type="percentage" office:value="0.65294" calcext:value-type="percentage">
            <text:p>65,29%</text:p>
          </table:table-cell>
          <table:table-cell table:style-name="ce3" table:formula="of:=AVERAGE([.H2:.H11])" office:value-type="percentage" office:value="0.6123" calcext:value-type="percentage">
            <text:p>61,23%</text:p>
          </table:table-cell>
          <table:table-cell table:style-name="ce3" table:formula="of:=AVERAGE([.I2:.I11])" office:value-type="percentage" office:value="0.631949318587956" calcext:value-type="percentage">
            <text:p>63,19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TRANSFORMER(PRECISION)</text:p>
          </table:table-cell>
          <table:table-cell table:style-name="ce1" office:value-type="string" calcext:value-type="string">
            <text:p>TRANSFORMER(RECALL)</text:p>
          </table:table-cell>
          <table:table-cell table:style-name="ce1" office:value-type="string" calcext:value-type="string">
            <text:p>TRANSFORMER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CLASS(PRECISION)</text:p>
          </table:table-cell>
          <table:table-cell table:style-name="ce1" office:value-type="string" calcext:value-type="string">
            <text:p>GENCLASS(RECALL)</text:p>
          </table:table-cell>
          <table:table-cell table:style-name="ce1" office:value-type="string" calcext:value-type="string">
            <text:p>GENCLASS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2" office:value-type="string" calcext:value-type="string">
            <text:p>x</text:p>
          </table:table-cell>
          <table:table-cell table:formula="of:=2*[.B15]*[.C15]/([.B15]+[.C15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</text:p>
          </table:table-cell>
          <table:table-cell office:value-type="percentage" office:value="0.6473" calcext:value-type="percentage">
            <text:p>64,73%</text:p>
          </table:table-cell>
          <table:table-cell office:value-type="percentage" office:value="0.7067" calcext:value-type="percentage">
            <text:p>70,67%</text:p>
          </table:table-cell>
          <table:table-cell table:formula="of:=2*[.G15]*[.H15]/([.G15]+[.H15])" office:value-type="percentage" office:value="0.6756970605613" calcext:value-type="percentage">
            <text:p>67,57%</text:p>
          </table:table-cell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2" office:value-type="string" calcext:value-type="string">
            <text:p>x</text:p>
          </table:table-cell>
          <table:table-cell table:formula="of:=2*[.B16]*[.C16]/([.B16]+[.C16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2</text:p>
          </table:table-cell>
          <table:table-cell office:value-type="percentage" office:value="0.6616" calcext:value-type="percentage">
            <text:p>66,16%</text:p>
          </table:table-cell>
          <table:table-cell office:value-type="percentage" office:value="0.6898" calcext:value-type="percentage">
            <text:p>68,98%</text:p>
          </table:table-cell>
          <table:table-cell office:value-type="percentage" office:value="0.6754" calcext:value-type="percentage">
            <text:p>67,54%</text:p>
          </table:table-cell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2" office:value-type="string" calcext:value-type="string">
            <text:p>x</text:p>
          </table:table-cell>
          <table:table-cell table:formula="of:=2*[.B17]*[.C17]/([.B17]+[.C17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3</text:p>
          </table:table-cell>
          <table:table-cell office:value-type="percentage" office:value="0.6359" calcext:value-type="percentage">
            <text:p>63,59%</text:p>
          </table:table-cell>
          <table:table-cell office:value-type="percentage" office:value="0.6913" calcext:value-type="percentage">
            <text:p>69,13%</text:p>
          </table:table-cell>
          <table:table-cell office:value-type="percentage" office:value="0.6625" calcext:value-type="percentage">
            <text:p>66,25%</text:p>
          </table:table-cell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2" office:value-type="string" calcext:value-type="string">
            <text:p>x</text:p>
          </table:table-cell>
          <table:table-cell table:formula="of:=2*[.B18]*[.C18]/([.B18]+[.C18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4</text:p>
          </table:table-cell>
          <table:table-cell office:value-type="percentage" office:value="0.6543" calcext:value-type="percentage">
            <text:p>65,43%</text:p>
          </table:table-cell>
          <table:table-cell office:value-type="percentage" office:value="0.6864" calcext:value-type="percentage">
            <text:p>68,64%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2" office:value-type="string" calcext:value-type="string">
            <text:p>x</text:p>
          </table:table-cell>
          <table:table-cell table:formula="of:=2*[.B19]*[.C19]/([.B19]+[.C19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5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6995" calcext:value-type="percentage">
            <text:p>69,95%</text:p>
          </table:table-cell>
          <table:table-cell office:value-type="percentage" office:value="0.6787" calcext:value-type="percentage">
            <text:p>67,87%</text:p>
          </table:table-cell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2" office:value-type="string" calcext:value-type="string">
            <text:p>x</text:p>
          </table:table-cell>
          <table:table-cell table:formula="of:=2*[.B20]*[.C20]/([.B20]+[.C20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6</text:p>
          </table:table-cell>
          <table:table-cell office:value-type="percentage" office:value="0.649" calcext:value-type="percentage">
            <text:p>64,90%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736" calcext:value-type="percentage">
            <text:p>67,36%</text:p>
          </table:table-cell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2" office:value-type="string" calcext:value-type="string">
            <text:p>x</text:p>
          </table:table-cell>
          <table:table-cell table:formula="of:=2*[.B21]*[.C21]/([.B21]+[.C21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7</text:p>
          </table:table-cell>
          <table:table-cell office:value-type="percentage" office:value="0.671" calcext:value-type="percentage">
            <text:p>67,10%</text:p>
          </table:table-cell>
          <table:table-cell office:value-type="percentage" office:value="0.6996" calcext:value-type="percentage">
            <text:p>69,96%</text:p>
          </table:table-cell>
          <table:table-cell office:value-type="percentage" office:value="0.685" calcext:value-type="percentage">
            <text:p>68,50%</text:p>
          </table:table-cell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2" office:value-type="string" calcext:value-type="string">
            <text:p>x</text:p>
          </table:table-cell>
          <table:table-cell table:formula="of:=2*[.B22]*[.C22]/([.B22]+[.C22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8</text:p>
          </table:table-cell>
          <table:table-cell office:value-type="percentage" office:value="0.6482" calcext:value-type="percentage">
            <text:p>64,82%</text:p>
          </table:table-cell>
          <table:table-cell office:value-type="percentage" office:value="0.6946" calcext:value-type="percentage">
            <text:p>69,46%</text:p>
          </table:table-cell>
          <table:table-cell office:value-type="percentage" office:value="0.6706" calcext:value-type="percentage">
            <text:p>67,06%</text:p>
          </table:table-cell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2" office:value-type="string" calcext:value-type="string">
            <text:p>x</text:p>
          </table:table-cell>
          <table:table-cell table:formula="of:=2*[.B23]*[.C23]/([.B23]+[.C23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9</text:p>
          </table:table-cell>
          <table:table-cell office:value-type="percentage" office:value="0.6428" calcext:value-type="percentage">
            <text:p>64,28%</text:p>
          </table:table-cell>
          <table:table-cell office:value-type="percentage" office:value="0.6973" calcext:value-type="percentage">
            <text:p>69,73%</text:p>
          </table:table-cell>
          <table:table-cell office:value-type="percentage" office:value="0.6689" calcext:value-type="percentage">
            <text:p>66,89%</text:p>
          </table:table-cell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2" office:value-type="string" calcext:value-type="string">
            <text:p>x</text:p>
          </table:table-cell>
          <table:table-cell table:formula="of:=2*[.B24]*[.C24]/([.B24]+[.C24])" office:value-type="string" office:string-value="" calcext:value-type="error">
            <text:p>#VALUE!</text:p>
          </table:table-cell>
          <table:table-cell/>
          <table:table-cell office:value-type="string" calcext:value-type="string">
            <text:p>FOLD_10</text:p>
          </table:table-cell>
          <table:table-cell office:value-type="percentage" office:value="0.6609" calcext:value-type="percentage">
            <text:p>66,09%</text:p>
          </table:table-cell>
          <table:table-cell office:value-type="percentage" office:value="0.6896" calcext:value-type="percentage">
            <text:p>68,96%</text:p>
          </table:table-cell>
          <table:table-cell office:value-type="percentage" office:value="0.675" calcext:value-type="percentage">
            <text:p>67,50%</text:p>
          </table:table-cell>
        </table:table-row>
        <table:table-row table:style-name="ro3">
          <table:table-cell table:style-name="ce3"/>
          <table:table-cell table:style-name="ce3" table:formula="of:=AVERAGE([.B15:.B24])" office:value-type="string" office:string-value="" calcext:value-type="error">
            <text:p>#DIV/0!</text:p>
          </table:table-cell>
          <table:table-cell table:style-name="ce3" table:formula="of:=AVERAGE([.C15:.C24])" office:value-type="string" office:string-value="" calcext:value-type="error">
            <text:p>#DIV/0!</text:p>
          </table:table-cell>
          <table:table-cell table:style-name="ce3" table:formula="of:=AVERAGE([.D15:.D24])" office:value-type="string" office:string-value="" calcext:value-type="error">
            <text:p>#VALUE!</text:p>
          </table:table-cell>
          <table:table-cell/>
          <table:table-cell table:style-name="ce3"/>
          <table:table-cell table:style-name="ce3" table:formula="of:=AVERAGE([.G15:.G24])" office:value-type="percentage" office:value="0.653" calcext:value-type="percentage">
            <text:p>65,30%</text:p>
          </table:table-cell>
          <table:table-cell table:style-name="ce3" table:formula="of:=AVERAGE([.H15:.H24])" office:value-type="percentage" office:value="0.69548" calcext:value-type="percentage">
            <text:p>69,55%</text:p>
          </table:table-cell>
          <table:table-cell table:style-name="ce3" table:formula="of:=AVERAGE([.I15:.I24])" office:value-type="percentage" office:value="0.67353970605613" calcext:value-type="percentage">
            <text:p>67,35%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AVERAGE(PRECISION)</text:p>
          </table:table-cell>
          <table:table-cell table:style-name="ce1" office:value-type="string" calcext:value-type="string">
            <text:p>GENAVERAGE(RECALL)</text:p>
          </table:table-cell>
          <table:table-cell table:style-name="ce1" office:value-type="string" calcext:value-type="string">
            <text:p>GENAVERAGE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ENSQ(PRECISION)</text:p>
          </table:table-cell>
          <table:table-cell table:style-name="ce1" office:value-type="string" calcext:value-type="string">
            <text:p>GENSQ(RECALL)</text:p>
          </table:table-cell>
          <table:table-cell table:style-name="ce1" office:value-type="string" calcext:value-type="string">
            <text:p>GENSQ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office:value-type="percentage" office:value="0.6406" calcext:value-type="percentage">
            <text:p>64,06%</text:p>
          </table:table-cell>
          <table:table-cell office:value-type="percentage" office:value="0.7012" calcext:value-type="percentage">
            <text:p>70,12%</text:p>
          </table:table-cell>
          <table:table-cell office:value-type="percentage" office:value="0.6695" calcext:value-type="percentage">
            <text:p>66,95%</text:p>
          </table:table-cell>
          <table:table-cell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office:value-type="percentage" office:value="0.6323" calcext:value-type="percentage">
            <text:p>63,23%</text:p>
          </table:table-cell>
          <table:table-cell office:value-type="percentage" office:value="0.7097" calcext:value-type="percentage">
            <text:p>70,97%</text:p>
          </table:table-cell>
          <table:table-cell office:value-type="percentage" office:value="0.6688" calcext:value-type="percentage">
            <text:p>66,88%</text:p>
          </table:table-cell>
          <table:table-cell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office:value-type="percentage" office:value="0.6327" calcext:value-type="percentage">
            <text:p>63,27%</text:p>
          </table:table-cell>
          <table:table-cell office:value-type="percentage" office:value="0.6922" calcext:value-type="percentage">
            <text:p>69,22%</text:p>
          </table:table-cell>
          <table:table-cell office:value-type="percentage" office:value="0.6611" calcext:value-type="percentage">
            <text:p>66,11%</text:p>
          </table:table-cell>
          <table:table-cell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office:value-type="percentage" office:value="0.6471" calcext:value-type="percentage">
            <text:p>64,71%</text:p>
          </table:table-cell>
          <table:table-cell office:value-type="percentage" office:value="0.6838" calcext:value-type="percentage">
            <text:p>68,38%</text:p>
          </table:table-cell>
          <table:table-cell office:value-type="percentage" office:value="0.6649" calcext:value-type="percentage">
            <text:p>66,49%</text:p>
          </table:table-cell>
          <table:table-cell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office:value-type="percentage" office:value="0.6388" calcext:value-type="percentage">
            <text:p>63,88%</text:p>
          </table:table-cell>
          <table:table-cell office:value-type="percentage" office:value="0.6918" calcext:value-type="percentage">
            <text:p>69,18%</text:p>
          </table:table-cell>
          <table:table-cell office:value-type="percentage" office:value="0.6643" calcext:value-type="percentage">
            <text:p>66,43%</text:p>
          </table:table-cell>
          <table:table-cell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office:value-type="percentage" office:value="0.6542" calcext:value-type="percentage">
            <text:p>65,42%</text:p>
          </table:table-cell>
          <table:table-cell office:value-type="percentage" office:value="0.6883" calcext:value-type="percentage">
            <text:p>68,83%</text:p>
          </table:table-cell>
          <table:table-cell office:value-type="percentage" office:value="0.6708" calcext:value-type="percentage">
            <text:p>67,08%</text:p>
          </table:table-cell>
          <table:table-cell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office:value-type="percentage" office:value="0.6508" calcext:value-type="percentage">
            <text:p>65,08%</text:p>
          </table:table-cell>
          <table:table-cell office:value-type="percentage" office:value="0.6998" calcext:value-type="percentage">
            <text:p>69,98%</text:p>
          </table:table-cell>
          <table:table-cell office:value-type="percentage" office:value="0.6744" calcext:value-type="percentage">
            <text:p>67,44%</text:p>
          </table:table-cell>
          <table:table-cell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office:value-type="percentage" office:value="0.6407" calcext:value-type="percentage">
            <text:p>64,07%</text:p>
          </table:table-cell>
          <table:table-cell office:value-type="percentage" office:value="0.699" calcext:value-type="percentage">
            <text:p>69,90%</text:p>
          </table:table-cell>
          <table:table-cell office:value-type="percentage" office:value="0.6686" calcext:value-type="percentage">
            <text:p>66,86%</text:p>
          </table:table-cell>
          <table:table-cell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office:value-type="percentage" office:value="0.6474" calcext:value-type="percentage">
            <text:p>64,74%</text:p>
          </table:table-cell>
          <table:table-cell office:value-type="percentage" office:value="0.6974" calcext:value-type="percentage">
            <text:p>69,74%</text:p>
          </table:table-cell>
          <table:table-cell office:value-type="percentage" office:value="0.6715" calcext:value-type="percentage">
            <text:p>67,15%</text:p>
          </table:table-cell>
          <table:table-cell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office:value-type="percentage" office:value="0.6478" calcext:value-type="percentage">
            <text:p>64,78%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6705" calcext:value-type="percentage">
            <text:p>67,05%</text:p>
          </table:table-cell>
          <table:table-cell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28:.B37])" office:value-type="percentage" office:value="0.64324" calcext:value-type="percentage">
            <text:p>64,32%</text:p>
          </table:table-cell>
          <table:table-cell table:style-name="ce3" table:formula="of:=AVERAGE([.C28:.C37])" office:value-type="percentage" office:value="0.69581" calcext:value-type="percentage">
            <text:p>69,58%</text:p>
          </table:table-cell>
          <table:table-cell table:style-name="ce3" table:formula="of:=AVERAGE([.D28:.D37])" office:value-type="percentage" office:value="0.66844" calcext:value-type="percentage">
            <text:p>66,84%</text:p>
          </table:table-cell>
          <table:table-cell/>
          <table:table-cell table:style-name="ce3"/>
          <table:table-cell table:style-name="ce3" table:formula="of:=AVERAGE([.G28:.G37])" office:value-type="string" office:string-value="" calcext:value-type="error">
            <text:p>#DIV/0!</text:p>
          </table:table-cell>
          <table:table-cell table:style-name="ce3" table:formula="of:=AVERAGE([.H28:.H37])" office:value-type="string" office:string-value="" calcext:value-type="error">
            <text:p>#DIV/0!</text:p>
          </table:table-cell>
          <table:table-cell table:style-name="ce3" table:formula="of:=AVERAGE([.I28:.I37])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41:.B50])" office:value-type="string" office:string-value="" calcext:value-type="error">
            <text:p>#DIV/0!</text:p>
          </table:table-cell>
          <table:table-cell table:style-name="ce3" table:formula="of:=AVERAGE([.C41:.C50])" office:value-type="string" office:string-value="" calcext:value-type="error">
            <text:p>#DIV/0!</text:p>
          </table:table-cell>
          <table:table-cell table:style-name="ce3" table:formula="of:=AVERAGE([.D41:.D50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41:.G50])" office:value-type="string" office:string-value="" calcext:value-type="error">
            <text:p>#DIV/0!</text:p>
          </table:table-cell>
          <table:table-cell table:style-name="ce3" table:formula="of:=AVERAGE([.H41:.H50])" office:value-type="string" office:string-value="" calcext:value-type="error">
            <text:p>#DIV/0!</text:p>
          </table:table-cell>
          <table:table-cell table:style-name="ce3" table:formula="of:=AVERAGE([.I41:.I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50, 0.25, 0.25</text:p>
          </table:table-cell>
          <table:table-cell table:number-columns-repeated="4"/>
          <table:table-cell table:style-name="ce6" office:value-type="string" calcext:value-type="string">
            <text:p>Mixed: 0.80, 0.10, 0.1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  <table:table-cell/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GMIXED(PRECISION)</text:p>
          </table:table-cell>
          <table:table-cell table:style-name="ce1" office:value-type="string" calcext:value-type="string">
            <text:p>GMIXED(RECALL)</text:p>
          </table:table-cell>
          <table:table-cell table:style-name="ce1" office:value-type="string" calcext:value-type="string">
            <text:p>GMIXED(F1)</text:p>
          </table:table-cell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4"/>
          <table:table-cell office:value-type="string" calcext:value-type="string">
            <text:p>FOLD_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4"/>
          <table:table-cell office:value-type="string" calcext:value-type="string">
            <text:p>FOLD_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4"/>
          <table:table-cell office:value-type="string" calcext:value-type="string">
            <text:p>FOLD_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4"/>
          <table:table-cell office:value-type="string" calcext:value-type="string">
            <text:p>FOLD_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4"/>
          <table:table-cell office:value-type="string" calcext:value-type="string">
            <text:p>FOLD_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4"/>
          <table:table-cell office:value-type="string" calcext:value-type="string">
            <text:p>FOLD_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4"/>
          <table:table-cell office:value-type="string" calcext:value-type="string">
            <text:p>FOLD_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4"/>
          <table:table-cell office:value-type="string" calcext:value-type="string">
            <text:p>FOLD_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4"/>
          <table:table-cell office:value-type="string" calcext:value-type="string">
            <text:p>FOLD_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4"/>
          <table:table-cell office:value-type="string" calcext:value-type="string">
            <text:p>FOLD_10</text:p>
          </table:table-cell>
          <table:table-cell table:number-columns-repeated="3"/>
        </table:table-row>
        <table:table-row table:style-name="ro3">
          <table:table-cell table:style-name="ce3"/>
          <table:table-cell table:style-name="ce3" table:formula="of:=AVERAGE([.B55:.B64])" office:value-type="string" office:string-value="" calcext:value-type="error">
            <text:p>#DIV/0!</text:p>
          </table:table-cell>
          <table:table-cell table:style-name="ce3" table:formula="of:=AVERAGE([.C55:.C64])" office:value-type="string" office:string-value="" calcext:value-type="error">
            <text:p>#DIV/0!</text:p>
          </table:table-cell>
          <table:table-cell table:style-name="ce3" table:formula="of:=AVERAGE([.D55:.D64])" office:value-type="string" office:string-value="" calcext:value-type="error">
            <text:p>#DIV/0!</text:p>
          </table:table-cell>
          <table:table-cell/>
          <table:table-cell table:style-name="ce3"/>
          <table:table-cell table:style-name="ce3" table:formula="of:=AVERAGE([.G55:.G64])" office:value-type="string" office:string-value="" calcext:value-type="error">
            <text:p>#DIV/0!</text:p>
          </table:table-cell>
          <table:table-cell table:style-name="ce3" table:formula="of:=AVERAGE([.H55:.H64])" office:value-type="string" office:string-value="" calcext:value-type="error">
            <text:p>#DIV/0!</text:p>
          </table:table-cell>
          <table:table-cell table:style-name="ce3" table:formula="of:=AVERAGE([.I55:.I6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4"/>
          <table:table-cell table:style-name="ce6" office:value-type="string" calcext:value-type="string">
            <text:p>Mixed: 0.80, 0.20, 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1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ADAM(PRECISION)</text:p>
          </table:table-cell>
          <table:table-cell table:style-name="ce1" office:value-type="string" calcext:value-type="string">
            <text:p>ADAM(RECALL)</text:p>
          </table:table-cell>
          <table:table-cell table:style-name="ce1" office:value-type="string" calcext:value-type="string">
            <text:p>ADAM(F1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FOLD_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5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9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OLD_10</text:p>
          </table:table-cell>
          <table:table-cell table:number-columns-repeated="8"/>
        </table:table-row>
        <table:table-row table:style-name="ro3">
          <table:table-cell table:style-name="ce3"/>
          <table:table-cell table:style-name="ce3" table:formula="of:=AVERAGE([.B69:.B78])" office:value-type="string" office:string-value="" calcext:value-type="error">
            <text:p>#DIV/0!</text:p>
          </table:table-cell>
          <table:table-cell table:style-name="ce3" table:formula="of:=AVERAGE([.C69:.C78])" office:value-type="string" office:string-value="" calcext:value-type="error">
            <text:p>#DIV/0!</text:p>
          </table:table-cell>
          <table:table-cell table:style-name="ce3" table:formula="of:=AVERAGE([.D69:.D78])" office:value-type="string" office:string-value="" calcext:value-type="error">
            <text:p>#DIV/0!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Mixed: 0.90, 0.10, 0.00</text:p>
          </table:table-cell>
          <table:table-cell table:number-columns-repeated="7"/>
        </table:table-row>
        <table:table-row table:style-name="ro2" table:number-rows-repeated="1048495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4">00/00/0000</text:date>, <text:time style:data-style-name="N2" text:time-value="07:55:44.10780095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0T10:15:57.259360895</meta:creation-date>
    <dc:date>2025-09-14T10:34:52.600269753</dc:date>
    <meta:editing-duration>P2DT12H15M19S</meta:editing-duration>
    <meta:editing-cycles>81</meta:editing-cycles>
    <meta:generator>LibreOffice/25.2.3.2$Linux_X86_64 LibreOffice_project/520$Build-2</meta:generator>
    <meta:document-statistic meta:table-count="2" meta:cell-count="864" meta:object-count="0"/>
  </office:meta>
</office:document-meta>
</file>